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7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8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9" style:family="paragraph" style:parent-style-name="Standard">
      <style:text-properties officeooo:paragraph-rsid="000eb3ca"/>
    </style:style>
    <style:style style:name="P10" style:family="paragraph" style:parent-style-name="Standard">
      <style:text-properties fo:color="#888888"/>
    </style:style>
    <style:style style:name="P11" style:family="paragraph" style:parent-style-name="Standard">
      <style:text-properties fo:color="#000000"/>
    </style:style>
    <style:style style:name="P12" style:family="paragraph" style:parent-style-name="Standard">
      <style:text-properties fo:color="#000000" fo:font-size="7pt"/>
    </style:style>
    <style:style style:name="P13" style:family="paragraph" style:parent-style-name="Standard">
      <style:text-properties fo:color="#000000" fo:font-size="7pt" officeooo:rsid="0012b21c" officeooo:paragraph-rsid="0012b21c"/>
    </style:style>
    <style:style style:name="P14" style:family="paragraph" style:parent-style-name="Standard">
      <style:text-properties fo:color="#000000" fo:font-size="7pt" officeooo:rsid="0012b21c" officeooo:paragraph-rsid="00169804"/>
    </style:style>
    <style:style style:name="P15" style:family="paragraph" style:parent-style-name="Standard">
      <style:text-properties fo:color="#000000" fo:font-size="7pt" officeooo:rsid="0012b21c" officeooo:paragraph-rsid="00199be6"/>
    </style:style>
    <style:style style:name="P16" style:family="paragraph" style:parent-style-name="Standard">
      <style:text-properties fo:color="#000000" fo:font-size="7pt" officeooo:rsid="0012b21c" officeooo:paragraph-rsid="001b5eb4"/>
    </style:style>
    <style:style style:name="P17" style:family="paragraph" style:parent-style-name="Standard">
      <style:text-properties fo:color="#000000" fo:font-size="7pt" officeooo:rsid="0012b21c" officeooo:paragraph-rsid="001d5b9e"/>
    </style:style>
    <style:style style:name="P18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19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0" style:family="paragraph" style:parent-style-name="Standard">
      <style:text-properties fo:color="#000000" fo:font-size="12pt" style:font-size-asian="10.5pt" style:font-size-complex="12pt"/>
    </style:style>
    <style:style style:name="P21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22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23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24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27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28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29" style:family="paragraph" style:parent-style-name="Standard">
      <style:text-properties officeooo:rsid="00117a91" officeooo:paragraph-rsid="00117a91"/>
    </style:style>
    <style:style style:name="P30" style:family="paragraph" style:parent-style-name="Standard">
      <style:text-properties officeooo:rsid="00117a91" officeooo:paragraph-rsid="0012b21c"/>
    </style:style>
    <style:style style:name="P31" style:family="paragraph" style:parent-style-name="Standard">
      <style:text-properties officeooo:rsid="0012b21c" officeooo:paragraph-rsid="0012b21c"/>
    </style:style>
    <style:style style:name="P32" style:family="paragraph" style:parent-style-name="Standard">
      <style:text-properties officeooo:rsid="0012b21c" officeooo:paragraph-rsid="001b5eb4"/>
    </style:style>
    <style:style style:name="P33" style:family="paragraph" style:parent-style-name="Standard">
      <style:text-properties officeooo:paragraph-rsid="000ff0f2"/>
    </style:style>
    <style:style style:name="P34" style:family="paragraph" style:parent-style-name="Standard">
      <style:text-properties officeooo:paragraph-rsid="00169804"/>
    </style:style>
    <style:style style:name="P35" style:family="paragraph" style:parent-style-name="Standard">
      <style:text-properties officeooo:rsid="00169804" officeooo:paragraph-rsid="00169804"/>
    </style:style>
    <style:style style:name="P36" style:family="paragraph" style:parent-style-name="Standard">
      <style:text-properties officeooo:paragraph-rsid="00199be6"/>
    </style:style>
    <style:style style:name="P37" style:family="paragraph" style:parent-style-name="Standard">
      <style:text-properties officeooo:rsid="00199be6" officeooo:paragraph-rsid="00199be6"/>
    </style:style>
    <style:style style:name="P38" style:family="paragraph" style:parent-style-name="Standard">
      <style:text-properties officeooo:rsid="00199be6" officeooo:paragraph-rsid="001d5b9e"/>
    </style:style>
    <style:style style:name="P39" style:family="paragraph" style:parent-style-name="Standard">
      <style:text-properties officeooo:paragraph-rsid="001b5eb4"/>
    </style:style>
    <style:style style:name="P40" style:family="paragraph" style:parent-style-name="Standard">
      <style:text-properties officeooo:rsid="001b5eb4" officeooo:paragraph-rsid="001b5eb4"/>
    </style:style>
    <style:style style:name="P41" style:family="paragraph" style:parent-style-name="Standard">
      <style:text-properties officeooo:paragraph-rsid="001bb130"/>
    </style:style>
    <style:style style:name="P42" style:family="paragraph" style:parent-style-name="Standard">
      <style:text-properties officeooo:paragraph-rsid="001d5b9e"/>
    </style:style>
    <style:style style:name="P43" style:family="paragraph" style:parent-style-name="Standard">
      <style:text-properties officeooo:rsid="001d74c4" officeooo:paragraph-rsid="001ef0ce"/>
    </style:style>
    <style:style style:name="P44" style:family="paragraph" style:parent-style-name="Standard">
      <style:text-properties officeooo:rsid="001ef0ce" officeooo:paragraph-rsid="001ef0ce"/>
    </style:style>
    <style:style style:name="P45" style:family="paragraph" style:parent-style-name="Standard">
      <style:text-properties officeooo:paragraph-rsid="0028b8be"/>
    </style:style>
    <style:style style:name="P46" style:family="paragraph" style:parent-style-name="Standard">
      <style:text-properties officeooo:rsid="00174b84" officeooo:paragraph-rsid="0028b8be"/>
    </style:style>
    <style:style style:name="P47" style:family="paragraph" style:parent-style-name="Standard">
      <style:text-properties officeooo:rsid="00174b84" officeooo:paragraph-rsid="0030f5c1"/>
    </style:style>
    <style:style style:name="P48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50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51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break-before="page"/>
      <style:text-properties officeooo:rsid="000eb3ca" officeooo:paragraph-rsid="00107839"/>
    </style:style>
    <style:style style:name="P54" style:family="paragraph" style:parent-style-name="Standard">
      <style:paragraph-properties fo:break-before="page"/>
      <style:text-properties officeooo:rsid="000eb3ca" officeooo:paragraph-rsid="00117a91"/>
    </style:style>
    <style:style style:name="P55" style:family="paragraph" style:parent-style-name="Standard">
      <style:paragraph-properties fo:break-before="page"/>
      <style:text-properties officeooo:rsid="000eb3ca" officeooo:paragraph-rsid="00169804"/>
    </style:style>
    <style:style style:name="P56" style:family="paragraph" style:parent-style-name="Standard">
      <style:paragraph-properties fo:break-before="page"/>
      <style:text-properties officeooo:rsid="000eb3ca" officeooo:paragraph-rsid="00199be6"/>
    </style:style>
    <style:style style:name="P57" style:family="paragraph" style:parent-style-name="Standard">
      <style:paragraph-properties fo:break-before="page"/>
      <style:text-properties officeooo:rsid="000eb3ca" officeooo:paragraph-rsid="001d5b9e"/>
    </style:style>
    <style:style style:name="P58" style:family="paragraph" style:parent-style-name="Standard">
      <style:paragraph-properties fo:break-before="page"/>
      <style:text-properties officeooo:rsid="000eb3ca" officeooo:paragraph-rsid="001b5eb4"/>
    </style:style>
    <style:style style:name="P59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60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61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62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63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64" style:family="paragraph" style:parent-style-name="Standard">
      <style:text-properties fo:color="#000000" fo:font-size="7pt" fo:font-style="italic" officeooo:rsid="00174b84" officeooo:paragraph-rsid="00382a36" style:font-size-asian="10pt" style:font-style-asian="italic" style:font-size-complex="10pt" style:font-style-complex="italic"/>
    </style:style>
    <style:style style:name="P65" style:family="paragraph" style:parent-style-name="Standard">
      <style:text-properties officeooo:paragraph-rsid="0037c5e0"/>
    </style:style>
    <style:style style:name="P66" style:family="paragraph" style:parent-style-name="Standard">
      <style:text-properties officeooo:rsid="000eb3ca" officeooo:paragraph-rsid="00107839"/>
    </style:style>
    <style:style style:name="P67" style:family="paragraph" style:parent-style-name="Standard">
      <style:text-properties officeooo:rsid="000eb3ca" officeooo:paragraph-rsid="00117a91"/>
    </style:style>
    <style:style style:name="P68" style:family="paragraph" style:parent-style-name="Standard">
      <style:text-properties officeooo:rsid="000eb3ca" officeooo:paragraph-rsid="00169804"/>
    </style:style>
    <style:style style:name="P69" style:family="paragraph" style:parent-style-name="Standard">
      <style:text-properties officeooo:rsid="000eb3ca" officeooo:paragraph-rsid="00199be6"/>
    </style:style>
    <style:style style:name="P70" style:family="paragraph" style:parent-style-name="Standard">
      <style:text-properties officeooo:rsid="000eb3ca" officeooo:paragraph-rsid="001d5b9e"/>
    </style:style>
    <style:style style:name="P71" style:family="paragraph" style:parent-style-name="Standard">
      <style:text-properties officeooo:rsid="000eb3ca" officeooo:paragraph-rsid="001b5eb4"/>
    </style:style>
    <style:style style:name="P72" style:family="paragraph" style:parent-style-name="Standard">
      <style:text-properties officeooo:paragraph-rsid="00199be6"/>
    </style:style>
    <style:style style:name="P73" style:family="paragraph" style:parent-style-name="Standard">
      <style:text-properties officeooo:paragraph-rsid="003d04a3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6" style:family="text">
      <style:text-properties officeooo:rsid="000fbe4d"/>
    </style:style>
    <style:style style:name="T7" style:family="text">
      <style:text-properties officeooo:rsid="00107839"/>
    </style:style>
    <style:style style:name="T8" style:family="text">
      <style:text-properties officeooo:rsid="00117a91"/>
    </style:style>
    <style:style style:name="T9" style:family="text">
      <style:text-properties officeooo:rsid="0012b21c"/>
    </style:style>
    <style:style style:name="T10" style:family="text">
      <style:text-properties officeooo:rsid="00169804"/>
    </style:style>
    <style:style style:name="T11" style:family="text">
      <style:text-properties fo:font-style="italic" officeooo:rsid="00169804" style:font-style-asian="italic" style:font-style-complex="italic"/>
    </style:style>
    <style:style style:name="T12" style:family="text">
      <style:text-properties officeooo:rsid="001af68e"/>
    </style:style>
    <style:style style:name="T13" style:family="text">
      <style:text-properties officeooo:rsid="001b5eb4"/>
    </style:style>
    <style:style style:name="T14" style:family="text">
      <style:text-properties officeooo:rsid="001bb130"/>
    </style:style>
    <style:style style:name="T1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6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7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18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19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20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21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22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23" style:family="text">
      <style:text-properties officeooo:rsid="001d5b9e"/>
    </style:style>
    <style:style style:name="T24" style:family="text">
      <style:text-properties officeooo:rsid="001ef0ce"/>
    </style:style>
    <style:style style:name="T25" style:family="text">
      <style:text-properties officeooo:rsid="0020eac3"/>
    </style:style>
    <style:style style:name="T26" style:family="text">
      <style:text-properties officeooo:rsid="001879ec"/>
    </style:style>
    <style:style style:name="T27" style:family="text">
      <style:text-properties officeooo:rsid="002a21f9"/>
    </style:style>
    <style:style style:name="T28" style:family="text">
      <style:text-properties officeooo:rsid="002b6f3c"/>
    </style:style>
    <style:style style:name="T29" style:family="text">
      <style:text-properties officeooo:rsid="002dd7dc"/>
    </style:style>
    <style:style style:name="T30" style:family="text">
      <style:text-properties officeooo:rsid="0038795f"/>
    </style:style>
    <style:style style:name="T31" style:family="text">
      <style:text-properties officeooo:rsid="0037cd49"/>
    </style:style>
    <style:style style:name="T32" style:family="text">
      <style:text-properties officeooo:rsid="003a7dcf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font-size="7pt" officeooo:rsid="0037cd49" style:font-size-asian="7pt" style:font-size-complex="7pt"/>
    </style:style>
    <style:style style:name="T35" style:family="text">
      <style:text-properties fo:font-size="7pt" officeooo:rsid="003a7dcf" style:font-size-asian="7pt" style:font-size-complex="7pt"/>
    </style:style>
    <style:style style:name="T36" style:family="text">
      <style:text-properties officeooo:rsid="0037c5e0"/>
    </style:style>
    <style:style style:name="T37" style:family="text">
      <style:text-properties officeooo:rsid="003adc1f"/>
    </style:style>
    <style:style style:name="T38" style:family="text">
      <style:text-properties officeooo:rsid="003c5e77"/>
    </style:style>
    <style:style style:name="T39" style:family="text">
      <style:text-properties officeooo:rsid="003e7f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Distribuční centrum Někdeníku Monte Karlos</text:p>
      <text:p text:style-name="P2"/>
      <text:p text:style-name="P2">Seznam <text:span text:style-name="T38">odběratelů</text:span>:</text:p>
      <text:p text:style-name="P6">daniel.klvana@email.cz,</text:p>
      <text:p text:style-name="P6">jana.klvanova@email.cz,</text:p>
      <text:p text:style-name="P33"><text:span text:style-name="T2">gabriela.vs@seznam.c</text:span><text:span text:style-name="T3">z</text:span><text:span text:style-name="T2">,</text:span></text:p>
      <text:p text:style-name="P7">radekkl66@seznam.cz </text:p>
      <text:p text:style-name="P9"><text:span text:style-name="T1"><text:line-break/>klvana.marekk@gmail.com,<text:line-break/></text:span><text:span text:style-name="T4">martan10000@gmail.co</text:span><text:span text:style-name="T5">m,</text:span></text:p>
      <text:p text:style-name="P7">rosenwald.private@gmail.com,</text:p>
      <text:p text:style-name="P8">maxmilianhejl@gmail.com </text:p>
      <text:p text:style-name="P7"/>
      <text:p text:style-name="P7">korespondent0001@gmail.com,<text:line-break/>karespondent0002@seznam.cz,<text:line-break/>korespondent3@email.cz,<text:line-break/>korespondent0004@yahoo.com,<text:line-break/>korespondent0005@outlook.com</text:p>
      <text:p text:style-name="P2"/>
      <text:p text:style-name="P2"/>
      <text:p text:style-name="P49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6"/>
      <text:p text:style-name="P53">Monte Karlos 2<text:span text:style-name="T7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0"/>
      <text:p text:style-name="P11">Lubomír Lečko</text:p>
      <text:p text:style-name="P12">vedoucí distribučního oddělení někdeníku Monte Karlos</text:p>
      <text:p text:style-name="P20"/>
      <text:p text:style-name="P3"/>
      <text:p text:style-name="P54">Monte Karlos 2<text:span text:style-name="T8">5</text:span>-2019</text:p>
      <text:p text:style-name="P3"/>
      <text:p text:style-name="P29">Zdravím všechny naše věrné čtenáře,</text:p>
      <text:p text:style-name="P29"/>
      <text:p text:style-name="P30">opět vychází nové číslo někdeníku, možná si říkáte že je to trochu brzy, jenže náš časopis nemůže vycházet jen tak kdy se nám <text:span text:style-name="T9">z</text:span>líbí, naopak musí vycházet někdy.</text:p>
      <text:p text:style-name="P30"/>
      <text:p text:style-name="P30">Jsem velmi potěšen, že <text:span text:style-name="T9">po</text:span> dlouhé době opět můžeme přinést rozhovor s celebritou a mnoho dalších novinek. <text:span text:style-name="T9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29"/>
      <text:p text:style-name="P31">Doufám, že se Vám bude dnešní číslo líbit alespoň tak jako mně, Váš</text:p>
      <text:p text:style-name="P31"/>
      <text:p text:style-name="P31">Lubomír Lečko</text:p>
      <text:p text:style-name="P13">vedoucí distribučního oddělení někdeníku Monte Karlos</text:p>
      <text:p text:style-name="P13"/>
      <text:p text:style-name="P22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3"/>
      <text:p text:style-name="P68"/>
      <text:p text:style-name="P55">Monte Karlos 2<text:span text:style-name="T10">6</text:span>-2019</text:p>
      <text:p text:style-name="P34"/>
      <text:p text:style-name="P35">Dobrý den,</text:p>
      <text:p text:style-name="P35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34"/>
      <text:p text:style-name="P34"><text:span text:style-name="T10">Ať </text:span>Vám <text:span text:style-name="T10">při čtení takříkajíc </text:span><text:span text:style-name="T11">„nevypadnou oči z důlků“</text:span> přeje</text:p>
      <text:p text:style-name="P34"/>
      <text:p text:style-name="P34">Lubomír Lečko</text:p>
      <text:p text:style-name="P14">vedoucí distribučního oddělení někdeníku Monte Karlos</text:p>
      <text:p text:style-name="P13"/>
      <text:p text:style-name="P22">Pokud by jste měli jakékoliv potíže s doručením (noviny Vám nejsou doručovány pravidelně, dostáváte roztrhané, nebo zmoklé výtisky,<text:span text:style-name="T10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3"/>
      <text:p text:style-name="P13"/>
      <text:p text:style-name="P69"/>
      <text:p text:style-name="P56">Monte Karlos 2<text:span text:style-name="T12">8</text:span>-2019</text:p>
      <text:p text:style-name="P36"/>
      <text:p text:style-name="P37">Vážené dámy a pánové, milí příznivci Někdeníku.</text:p>
      <text:p text:style-name="P37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37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2">náš </text:span>korespondent přináší velmi zajímavé zprávy, tentokrát z kouzelnického světa. <text:span text:style-name="T12">Mnoho krásných vánočně naladěných chvil s naším někdeníkem Vám za celou redakci přeje</text:span></text:p>
      <text:p text:style-name="P36"/>
      <text:p text:style-name="P36">Lubomír Lečko</text:p>
      <text:p text:style-name="P15">vedoucí distribučního oddělení někdeníku Monte Karlos</text:p>
      <text:p text:style-name="P15"/>
      <text:p text:style-name="P23">Pokud by jste měli jakékoliv potíže s doručením (noviny Vám nejsou doručovány pravidelně, dostáváte roztrhané, nebo zmoklé výtisky,<text:span text:style-name="T10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51" text:outline-level="2"/>
      <text:p text:style-name="P71"/>
      <text:p text:style-name="P58">Monte Karlos <text:span text:style-name="T13">Speciální příloha</text:span></text:p>
      <text:p text:style-name="P39"/>
      <text:p text:style-name="P40">Veselé Vánoce všem našim věrným čtenářům,</text:p>
      <text:p text:style-name="P40"/>
      <text:p text:style-name="P40">již za 44 hodin budeme distribuovat vánoční dvojčíslo Někdeníku, ale ještě než se tak stane, rádi bychom Vám pomohli navodit u Vás doma tu správnou vánoční atmosféru a proto Vám exkluzivně v naší zvláštní příloze <text:span text:style-name="T14">k 27. číslu</text:span> přinášíme rozsáhlou vystřihovánku betlému, na motivy hvězdných válek.</text:p>
      <text:p text:style-name="P40">Všem co se do stavby betlému pustíte přeju hodně trpělivosti a zdaru při lepení a doufám, že budete se svými výtvory spokojeni. </text:p>
      <text:p text:style-name="P40"/>
      <text:p text:style-name="P41"><text:span text:style-name="T14">Váš <text:s/></text:span>Lubomír Lečko</text:p>
      <text:p text:style-name="P16">vedoucí distribučního oddělení někdeníku Monte Karlos</text:p>
      <text:p text:style-name="P16"/>
      <text:p text:style-name="P32"><text:span text:style-name="T15">Pokud by jste měli jakékoliv potíže s doručením (</text:span><text:span text:style-name="T16">příloha</text:span><text:span text:style-name="T15"> </text:span><text:span text:style-name="T16">nemá správný počet stran, chybí osobní věnování od Santy Klauze, nebo není v příloze obsažena porce vánočního kapra s bramborovým salátem zdarma, atd.</text:span><text:span text:style-name="T15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24"/>
      <text:p text:style-name="P70"/>
      <text:p text:style-name="P57">Monte Karlos 2<text:span text:style-name="T23">7</text:span>-2019</text:p>
      <text:p text:style-name="P42"/>
      <text:p text:style-name="P38">Vážené dámy a pánové, milí příznivci Někdeníku,</text:p>
      <text:p text:style-name="P38"/>
      <text:p text:style-name="P43">konečně je to tady! Nové vánoční dvojčíslo, poslední Někdeník v tomto roce. <text:span text:style-name="T24">Sice</text:span> vychází o tři dny později, než jsem slíbil, <text:span text:style-name="T24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44">Po tři dny a tři noci tak museli všichni naši počítačoví experti usilovně pracovat, aby tento problém napravili. Nyní už je však vše v pořádku a já <text:span text:style-name="T25">bych </text:span>Vám tímto <text:span text:style-name="T25">rád popřál</text:span> krásné vánoční čtení.</text:p>
      <text:p text:style-name="P42"/>
      <text:p text:style-name="P42"><text:span text:style-name="T25">Váš </text:span>Lubomír Lečko</text:p>
      <text:p text:style-name="P17">vedoucí distribučního oddělení někdeníku Monte Karlos</text:p>
      <text:p text:style-name="P17"/>
      <text:p text:style-name="P28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5"/>
      <text:p text:style-name="P25"/>
      <text:p text:style-name="P27"/>
      <text:p text:style-name="P50">2. Fáze</text:p>
      <text:p text:style-name="P5"/>
      <text:p text:style-name="P5">Monte Karlos 1-2020</text:p>
      <text:p text:style-name="P45"/>
      <text:p text:style-name="P21">TOTO NENÍ APRÍLOVÝ ŽERT. MONTE KARLOS NĚKDENÍK PO ČTVRT ROCE SKUTEČNĚ OPĚT VYŠEL. TOTO NENÍ APRÍLOVÝ ŽERT. MONTE KARLOS NĚKDENÍK PO ČTVRT ROCE SKUTEČNĚ OPĚT VYŠEL.</text:p>
      <text:p text:style-name="P45"/>
      <text:p text:style-name="P5">Vážení čtenáři,</text:p>
      <text:p text:style-name="P45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28">hradním komplexu</text:span> v malebném městečku v Německu, (pokud se o aktuálním průběhu soutěže chcete dočíst více, doporučuji nahlédnout do naší nové rubriky <text:span text:style-name="T27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29">Karlostudio 3 FM</text:span> (rádio <text:span text:style-name="T28">M</text:span>onte <text:span text:style-name="T28">K</text:span>arla), ani žádnou z jeho repríz, pak jistě oceníte přepis tohoto komentáře, který naleznete ve zvláštní příloze k tomuto číslu. Rád bych ještě dodal, že spekulace o tom, že původcem <text:span text:style-name="T28">K</text:span>orona viru jsou ilegálně vyvíjené biologické zbraně, kterých chtěla Pálkovská využít při bitvě, a <text:span text:style-name="T27">na kterých měla pod přísným utajením pracovat</text:span> komandátor Jakešová a její Komando smrti, zůstaly nepotvrzené, byť se mnoho novinářů snažilo dokázat opak (drtivá většina z nich se nakazila Koronavirem).</text:p>
      <text:p text:style-name="P46">Co se týká naší delší nepřítomnosti na poli <text:span text:style-name="T28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26">do vašich emailových schránek</text:span>, je nabité informacemi, novými články a rub<text:span text:style-name="T28">r</text:span>ikami a v neposlední řadě rozhovorem s <text:span text:style-name="T26">k</text:span>omandátorem Jakešovou <text:span text:style-name="T26">a to je jen malá ochutnávka z toho, co všechno pro Vás letos v redakci chystáme</text:span>.</text:p>
      <text:p text:style-name="P45"/>
      <text:p text:style-name="P45"><text:span text:style-name="T27">váš </text:span>Lubomír Lečko</text:p>
      <text:p text:style-name="P19">vedoucí distribučního oddělení někdeníku Monte Karlos</text:p>
      <text:p text:style-name="P19"/>
      <text:p text:style-name="P26">Pokud by jste měli jakékoliv potíže s doručením (noviny Vám nejsou doručovány pravidelně, dostáváte roztrhané, nebo zmoklé výtisky,<text:span text:style-name="T10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47"/>
      <text:p text:style-name="P21">TOTO NENÍ APRÍLOVÝ ŽERT. MONTE KARLOS NĚKDENÍK PO ČTVRT ROCE SKUTEČNĚ OPĚT VYŠEL. TOTO NENÍ APRÍLOVÝ ŽERT. MONTE KARLOS NĚKDENÍK PO ČTVRT ROCE SKUTEČNĚ OPĚT VYŠEL.</text:p>
      <text:p text:style-name="P21"/>
      <text:p text:style-name="P60"/>
      <text:p text:style-name="P52">Monte Karlos 2-2020</text:p>
      <text:p text:style-name="P60"/>
      <text:p text:style-name="P61">Vážené dámy a pánové,</text:p>
      <text:p text:style-name="P61"/>
      <text:p text:style-name="P61">už nemůžu dál. Kantoři se ztrácejí, cel<text:span text:style-name="T30">e</text:span>brity nepřicházejí, mentolové bonbony kam se podíváte, <text:span text:style-name="T30">dovolená.</text:span> Celé to šílenství kolem koronaviru jenom kvůli podělané módě. A <text:span text:style-name="T31">Ašelová</text:span> si najme detektiva. To mi ještě scházelo. <text:span text:style-name="T32">A</text:span> <text:span text:style-name="T32">ta dovolená</text:span>. Mohl<text:span text:style-name="T31">a</text:span> <text:span text:style-name="T31">vyšetření těch únosů</text:span> předat mému detektivnímu oddělení. Ale to on<text:span text:style-name="T31">a</text:span> ne! A ještě o tom pátrání budeme psát v Někdeníku. Samozřejmě, prosím, vždyť to tady <text:span text:style-name="T31">celé</text:span> stejně beztak vede <text:span text:style-name="T30">a může mě poslat, kam chce.</text:span> <text:span text:style-name="T31">Normálně bych byl zvědavý, co z toho detektiva vyleze, ale tentokrát to ani nechci vědět. Pokud to ale zajímá Vás, milí čtenáři, nic Vám nebrání nahlédnout do naší nové rubriky Vyšetřování.</text:span></text:p>
      <text:p text:style-name="P61"/>
      <text:p text:style-name="P61">váš Lubomír Lečko</text:p>
      <text:p text:style-name="P61"><text:span text:style-name="T34">z nucené</text:span><text:span text:style-name="T33"> ilegální dovolené na </text:span><text:span text:style-name="T34">svém metru čtverečním pustého ostrova, </text:span><text:span text:style-name="T35">tohle si někdo odskáče</text:span></text:p>
      <text:p text:style-name="P63"/>
      <text:p text:style-name="P61">Zatracený písek.</text:p>
      <text:p text:style-name="P61"/>
      <text:p text:style-name="P62">Pokud by jste měli jakékoliv potíže s doručením (noviny Vám nejsou doručovány pravidelně, dostáváte roztrhané, nebo zmoklé výtisky, <text:span text:style-name="T10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62"/>
      <text:p text:style-name="P60"/>
      <text:p text:style-name="P52">Monte Karlos <text:span text:style-name="T36">3</text:span>-2020</text:p>
      <text:p text:style-name="P60"/>
      <text:p text:style-name="P65"><text:span text:style-name="T21">Vážení </text:span><text:span text:style-name="T22">a milí čtenáři</text:span><text:span text:style-name="T21">,</text:span></text:p>
      <text:p text:style-name="P61"/>
      <text:p text:style-name="P73"><text:span text:style-name="T17">kantoři se ztrácejí přímo záchvatným tempem a my stále netušíme kdo je unáší. </text:span><text:span text:style-name="T18">Zatím máme jediného podezřelého</text:span><text:span text:style-name="T17">. T</text:span><text:span text:style-name="T18">o se zase</text:span><text:span text:style-name="T17"> Sir Daniel Jonathan Pace </text:span><text:span text:style-name="T18">vytáhl</text:span><text:span text:style-name="T17">. Pokud chcete slyšet fňukání a sebelítost nad tím, jak strašn</text:span><text:span text:style-name="T18">ou má práci</text:span><text:span text:style-name="T17">, doporučuju </text:span><text:span text:style-name="T18">jeho</text:span><text:span text:style-name="T17"> skoro čtyři strany dlouhý srdceryvný výlev, který naleznete v našem časopise pod názvem vyšetřování. </text:span><text:span text:style-name="T18">Kdo ho do té práce nutil, </text:span><text:span text:style-name="T19">ptám se já</text:span><text:span text:style-name="T18">?</text:span></text:p>
      <text:p text:style-name="P73"><text:span text:style-name="T18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20">nedaleké</text:span><text:span text:style-name="T18"> budoucnosti. </text:span><text:span text:style-name="T19">K dnešnímu číslu </text:span><text:span text:style-name="T20">Vám </text:span><text:span text:style-name="T19">doporučuji uvařit </text:span><text:span text:style-name="T20">si </text:span><text:span text:style-name="T19">velký hrnek kakaa, upéct alespoň dva plechy </text:span><text:span text:style-name="T20">domácích </text:span><text:span text:style-name="T19">čokoládových sušenek vyčkat na nějaké <text:s/>deštivé odpoledne a začíst se do něj, bude to stát za to, ostatně jako vždy.</text:span></text:p>
      <text:p text:style-name="P61"/>
      <text:p text:style-name="P61">váš Lubomír Lečko</text:p>
      <text:p text:style-name="P64"><text:span text:style-name="T35">vedoucí distribučního oddělení někdeníku Monte Karlos</text:span></text:p>
      <text:p text:style-name="P61"/>
      <text:p text:style-name="P62">Pokud by jste měli jakékoliv potíže s doručením (noviny Vám nejsou doručovány pravidelně, dostáváte roztrhané, nebo zmoklé výtisky, <text:span text:style-name="T10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0-05-03T12:24:40.365000000</dc:date>
    <meta:editing-duration>PT5H13M51S</meta:editing-duration>
    <meta:editing-cycles>31</meta:editing-cycles>
    <meta:generator>LibreOffice/6.3.5.2$Windows_X86_64 LibreOffice_project/dd0751754f11728f69b42ee2af66670068624673</meta:generator>
    <meta:document-statistic meta:table-count="0" meta:image-count="0" meta:object-count="0" meta:page-count="11" meta:paragraph-count="85" meta:word-count="2056" meta:character-count="13354" meta:non-whitespace-character-count="11371"/>
  </office:meta>
</office:document-meta>
</file>